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TUSB2046BVF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HX809T-3.08V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AMS1117-3.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Regulator box</text:p>
          </table:table-cell>
        </table:table-row>
        <table:table-row table:style-name="ro2">
          <table:table-cell/>
          <table:table-cell office:value-type="string" calcext:value-type="string">
            <text:p>HY6M49SOB1T0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ED Orange 08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USB Mini B Sock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USB A Socke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in Header 1X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1u 08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27p 080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00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IF(ISBLANK([.D13]);&quot;&quot;;([.D13]&gt;=[.C1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750 08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IF(ISBLANK([.D14]);&quot;&quot;;([.D14]&gt;=[.C14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1.5K 080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IF(ISBLANK([.D15]);&quot;&quot;;([.D15]&gt;=[.C1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27 080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IF(ISBLANK([.D16]);&quot;&quot;;([.D16]&gt;=[.C1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10K 08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IF(ISBLANK([.D17]);&quot;&quot;;([.D17]&gt;=[.C17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50 0805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formula="of:=IF(ISBLANK([.D18]);&quot;&quot;;([.D18]&gt;=[.C18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15K 0805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IF(ISBLANK([.D19]);&quot;&quot;;([.D19]&gt;=[.C1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0 0805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IF(ISBLANK([.D20]);&quot;&quot;;([.D20]&gt;=[.C20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 table:number-columns-repeated="4"/>
          <table:table-cell table:formula="of:=IF(ISBLANK([.D21]);&quot;&quot;;([.D21]&gt;=[.C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2]);&quot;&quot;;([.D22]&gt;=[.C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3]);&quot;&quot;;([.D23]&gt;=[.C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4]);&quot;&quot;;([.D24]&gt;=[.C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5]);&quot;&quot;;([.D25]&gt;=[.C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6]);&quot;&quot;;([.D26]&gt;=[.C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7]);&quot;&quot;;([.D27]&gt;=[.C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8]);&quot;&quot;;([.D28]&gt;=[.C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9]);&quot;&quot;;([.D29]&gt;=[.C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0]);&quot;&quot;;([.D30]&gt;=[.C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1]);&quot;&quot;;([.D31]&gt;=[.C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2]);&quot;&quot;;([.D32]&gt;=[.C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calcext:conditional-formats>
          <calcext:conditional-format calcext:target-range-address="Sheet1.E1:Sheet1.E63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45:32.0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16:53:20.505000000</meta:creation-date>
    <dc:date>2024-05-10T10:51:28.075000000</dc:date>
    <meta:editing-duration>PT58M10S</meta:editing-duration>
    <meta:editing-cycles>5</meta:editing-cycles>
    <meta:generator>LibreOffice/7.6.6.3$Windows_X86_64 LibreOffice_project/d97b2716a9a4a2ce1391dee1765565ea469b0ae7</meta:generator>
    <meta:document-statistic meta:table-count="1" meta:cell-count="143" meta:object-count="0"/>
  </office:meta>
</office:document-meta>
</file>